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, 'Arial Unicode MS'" style:font-family-generic="system" style:font-pitch="variable"/>
  </office:font-face-decls>
  <office:automatic-styles>
    <style:style style:name="Tabela1" style:family="table">
      <style:table-properties style:width="7.5236in" fo:margin-left="-0.1146in" table:align="left"/>
    </style:style>
    <style:style style:name="Tabela1.A" style:family="table-column">
      <style:table-column-properties style:column-width="2.4438in"/>
    </style:style>
    <style:style style:name="Tabela1.B" style:family="table-column">
      <style:table-column-properties style:column-width="0.8in"/>
    </style:style>
    <style:style style:name="Tabela1.C" style:family="table-column">
      <style:table-column-properties style:column-width="2.6in"/>
    </style:style>
    <style:style style:name="Tabela1.D" style:family="table-column">
      <style:table-column-properties style:column-width="1.6799in"/>
    </style:style>
    <style:style style:name="Tabela1.1" style:family="table-row">
      <style:table-row-properties style:min-row-height="0.25in" style:use-optimal-row-height="false"/>
    </style:style>
    <style:style style:name="Tabela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WW-Título">
      <style:paragraph-properties fo:break-before="page"/>
      <style:text-properties fo:language="pt" fo:country="BR"/>
    </style:style>
    <style:style style:name="P2" style:family="paragraph" style:parent-style-name="Standard">
      <style:paragraph-properties style:line-height-at-least="0.139in" fo:text-align="end" style:justify-single-word="false"/>
      <style:text-properties fo:font-size="18pt" fo:language="pt" fo:country="BR" style:font-size-asian="18pt" style:font-size-complex="18pt"/>
    </style:style>
    <style:style style:name="P3" style:family="paragraph" style:parent-style-name="Standard">
      <style:paragraph-properties style:line-height-at-least="0.139in" fo:text-align="end" style:justify-single-word="false"/>
      <style:text-properties style:font-name="Arial" fo:font-size="18pt" fo:language="pt" fo:country="BR" style:font-size-asian="18pt" style:font-name-complex="Arial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paragraph-properties>
        <style:tab-stops>
          <style:tab-stop style:position="0.3in"/>
          <style:tab-stop style:position="6.5in" style:type="right"/>
        </style:tab-stops>
      </style:paragraph-properties>
      <style:text-properties fo:language="pt" fo:country="BR"/>
    </style:style>
    <style:style style:name="P7" style:family="paragraph" style:parent-style-name="Standard">
      <style:paragraph-properties fo:text-align="justify" style:justify-single-word="false"/>
      <style:text-properties fo:language="pt" fo:country="BR"/>
    </style:style>
    <style:style style:name="P8" style:family="paragraph" style:parent-style-name="Standard">
      <style:text-properties fo:font-size="12pt" fo:language="pt" fo:country="BR" style:font-size-asian="12pt" style:font-size-complex="12pt"/>
    </style:style>
    <style:style style:name="P9" style:family="paragraph" style:parent-style-name="Standard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0" style:family="paragraph" style:parent-style-name="WW-Título">
      <style:paragraph-properties style:line-height-at-least="0.139in" fo:text-align="end" style:justify-single-word="false"/>
    </style:style>
    <style:style style:name="P11" style:family="paragraph" style:parent-style-name="WW-Título">
      <style:text-properties fo:language="pt" fo:country="BR"/>
    </style:style>
    <style:style style:name="P12" style:family="paragraph" style:parent-style-name="WW-Título">
      <style:paragraph-properties style:line-height-at-least="0.139in" fo:text-align="end" style:justify-single-word="false"/>
      <style:text-properties fo:language="pt" fo:country="BR"/>
    </style:style>
    <style:style style:name="P13" style:family="paragraph" style:parent-style-name="InfoBlue">
      <style:text-properties fo:language="pt" fo:country="BR"/>
    </style:style>
    <style:style style:name="P14" style:family="paragraph" style:parent-style-name="Tabletext">
      <style:paragraph-properties fo:text-align="center" style:justify-single-word="false" style:snap-to-layout-grid="false"/>
      <style:text-properties fo:language="pt" fo:country="BR" fo:font-weight="bold" style:font-weight-asian="bold" style:font-weight-complex="bold"/>
    </style:style>
    <style:style style:name="P15" style:family="paragraph" style:parent-style-name="Tabletext">
      <style:paragraph-properties fo:text-align="center" style:justify-single-word="false" style:snap-to-layout-grid="false"/>
      <style:text-properties fo:language="pt" fo:country="BR"/>
    </style:style>
    <style:style style:name="P16" style:family="paragraph" style:parent-style-name="Contents_20_2">
      <style:paragraph-properties>
        <style:tab-stops>
          <style:tab-stop style:position="6.8in" style:type="right" style:leader-style="dotted" style:leader-text="."/>
          <style:tab-stop style:position="9.2in" style:type="right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8in" style:type="right" style:leader-style="dotted" style:leader-text="."/>
          <style:tab-stop style:position="9.2in" style:type="right"/>
        </style:tab-stops>
      </style:paragraph-properties>
      <style:text-properties fo:language="pt" fo:country="BR"/>
    </style:style>
    <style:style style:name="P18" style:family="paragraph" style:parent-style-name="Contents_20_1">
      <style:text-properties fo:language="pt" fo:country="BR"/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0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language="pt" fo:country="BR"/>
    </style:style>
    <style:style style:name="P21" style:family="paragraph" style:parent-style-name="Standard">
      <style:paragraph-properties fo:margin-left="0.25in" fo:margin-right="0in" fo:text-indent="-0.25in" style:auto-text-indent="false">
        <style:tab-stops/>
      </style:paragraph-properties>
    </style:style>
    <style:style style:name="P22" style:family="paragraph" style:parent-style-name="Standard">
      <style:paragraph-properties fo:margin-left="0.25in" fo:margin-right="0in" fo:text-indent="-0.2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3" style:family="paragraph" style:parent-style-name="Standard">
      <style:paragraph-properties fo:margin-left="0.25in" fo:margin-right="0in" fo:text-indent="-0.25in" style:auto-text-indent="false">
        <style:tab-stops/>
      </style:paragraph-properties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2291in" fo:margin-right="0in" fo:text-align="justify" style:justify-single-word="false" fo:text-indent="-0.0102in" style:auto-text-indent="false">
        <style:tab-stops/>
      </style:paragraph-properties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7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8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29" style:family="paragraph" style:parent-style-name="Standard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language="pt" fo:country="BR"/>
    </style:style>
    <style:style style:name="P30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>
        <style:tab-stops/>
      </style:paragraph-properties>
      <style:text-properties fo:language="pt" fo:country="BR"/>
    </style:style>
    <style:style style:name="P31" style:family="paragraph" style:parent-style-name="Standard">
      <style:paragraph-properties fo:margin-left="0.25in" fo:margin-right="0in" style:line-height-at-least="0.139in" fo:text-align="justify" style:justify-single-word="false" fo:orphans="2" fo:widows="2" fo:text-indent="0in" style:auto-text-indent="false">
        <style:tab-stops/>
      </style:paragraph-properties>
    </style:style>
    <style:style style:name="P32" style:family="paragraph" style:parent-style-name="InfoBlue">
      <style:paragraph-properties fo:margin-left="0.4898in" fo:margin-right="0in" fo:text-indent="0in" style:auto-text-indent="false">
        <style:tab-stops/>
      </style:paragraph-properties>
      <style:text-properties fo:language="pt" fo:country="BR"/>
    </style:style>
    <style:style style:name="P33" style:family="paragraph" style:parent-style-name="Standard" style:list-style-name="WW8Num5">
      <style:paragraph-properties fo:text-align="justify" style:justify-single-word="false"/>
      <style:text-properties style:font-name="Arial" fo:language="pt" fo:country="BR" fo:font-weight="bold" style:font-weight-asian="bold" style:font-name-complex="Arial" style:font-weight-complex="bold"/>
    </style:style>
    <style:style style:name="P34" style:family="paragraph" style:parent-style-name="Standard">
      <style:text-properties fo:font-size="12pt" fo:language="pt" fo:country="BR" style:font-size-asian="12pt" style:font-size-complex="12pt"/>
    </style:style>
    <style:style style:name="P35" style:family="paragraph" style:parent-style-name="Standard" style:list-style-name="WW8Num6">
      <style:text-properties fo:font-size="12pt" fo:language="pt" fo:country="BR" style:font-size-asian="12pt" style:font-size-complex="12pt"/>
    </style:style>
    <style:style style:name="P36" style:family="paragraph" style:parent-style-name="Standard">
      <style:text-properties fo:font-size="12pt" fo:language="pt" fo:country="BR" officeooo:paragraph-rsid="000e6a3e" style:font-size-asian="12pt" style:font-size-complex="12pt"/>
    </style:style>
    <style:style style:name="P37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8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officeooo:paragraph-rsid="000dc75d" style:font-size-asian="12pt" style:font-size-complex="12pt"/>
    </style:style>
    <style:style style:name="P39" style:family="paragraph" style:parent-style-name="Standard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officeooo:paragraph-rsid="000e6a3e" style:font-size-asian="12pt" style:font-size-complex="12pt"/>
    </style:style>
    <style:style style:name="P40" style:family="paragraph" style:parent-style-name="WW-Título" style:master-page-name="MP0">
      <style:paragraph-properties style:line-height-at-least="0.139in" fo:text-align="end" style:justify-single-word="false" style:page-number="auto" fo:break-before="page"/>
      <style:text-properties fo:language="pt" fo:country="BR"/>
    </style:style>
    <style:style style:name="P41" style:family="paragraph" style:parent-style-name="WW-Título" style:master-page-name="MP2">
      <style:paragraph-properties style:page-number="auto" fo:break-before="page">
        <style:tab-stops>
          <style:tab-stop style:position="0.3in"/>
          <style:tab-stop style:position="6.5in" style:type="right"/>
        </style:tab-stops>
      </style:paragraph-properties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style:style style:name="T3" style:family="text">
      <style:text-properties fo:font-size="12pt" fo:language="pt" fo:country="BR" style:font-size-asian="12pt" style:font-size-complex="12pt"/>
    </style:style>
    <style:style style:name="T4" style:family="text">
      <style:text-properties fo:font-size="12pt" fo:language="pt" fo:country="BR" style:font-size-asian="12pt" style:language-asian="pt" style:country-asian="BR" style:font-size-complex="12pt"/>
    </style:style>
    <style:style style:name="T5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pt" fo:country="BR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7" style:family="text">
      <style:text-properties fo:font-size="12pt" fo:language="pt" fo:country="BR" fo:font-style="normal" style:font-size-asian="12pt" style:font-style-asian="normal" style:font-size-complex="12pt"/>
    </style:style>
    <style:style style:name="T8" style:family="text">
      <style:text-properties style:use-window-font-color="true" fo:font-size="12pt" fo:language="pt" fo:country="BR" fo:font-style="normal" style:font-size-asian="12pt" style:font-style-asian="normal" style:font-size-complex="12pt"/>
    </style:style>
    <style:style style:name="T9" style:family="text">
      <style:text-properties style:font-name="Arial"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2pt" fo:language="pt" fo:country="BR" style:font-size-asian="12pt" style:font-size-complex="12pt"/>
    </style:style>
    <style:style style:name="T11" style:family="text">
      <style:text-properties style:font-name="Arial" fo:font-size="10.5pt" fo:language="pt" fo:country="BR" style:font-size-asian="10.5pt" style:font-size-complex="12pt"/>
    </style:style>
    <style:style style:name="T12" style:family="text">
      <style:text-properties officeooo:rsid="000dc75d"/>
    </style:style>
    <style:style style:name="T13" style:family="text">
      <style:text-properties officeooo:rsid="000e6a3e"/>
    </style:style>
    <style:style style:name="T14" style:family="text">
      <style:text-properties officeooo:rsid="000f5b9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SVRI</text:p>
      <text:p text:style-name="P2"/>
      <text:p text:style-name="P10"><text:span text:style-name="Default_20_Paragraph_20_Font"><text:span text:style-name="T1"><text:title>Documento de Arquitetura de Software</text:title></text:span></text:span></text:p>
      <text:p text:style-name="P12"/>
      <text:p text:style-name="P3">Versão 1.0</text:p>
      <text:p text:style-name="P13"/>
      <text:p text:style-name="P13"/>
      <text:p text:style-name="P13"/>
      <text:p text:style-name="P11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Versão</text:p>
          </table:table-cell>
          <table:table-cell table:style-name="Tabela1.A1" office:value-type="string">
            <text:p text:style-name="P14">Descrição</text:p>
          </table:table-cell>
          <table:table-cell table:style-name="Tabela1.D1" office:value-type="string">
            <text:p text:style-name="P14">Autor</text:p>
          </table:table-cell>
        </table:table-row>
        <table:table-row table:style-name="Tabela1.1">
          <table:table-cell table:style-name="Tabela1.A1" office:value-type="string">
            <text:p text:style-name="P15">11/05/2015</text:p>
          </table:table-cell>
          <table:table-cell table:style-name="Tabela1.A1" office:value-type="string">
            <text:p text:style-name="P15">V1.0</text:p>
          </table:table-cell>
          <table:table-cell table:style-name="Tabela1.A1" office:value-type="string">
            <text:p text:style-name="P15">Criação do artefato com a descrição arquitetural elucidada.</text:p>
          </table:table-cell>
          <table:table-cell table:style-name="Tabela1.D1" office:value-type="string">
            <text:p text:style-name="P15">Lucas de Assis Rosa</text:p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D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D1" office:value-type="string">
            <text:p text:style-name="P15"/>
          </table:table-cell>
        </table:table-row>
        <table:table-row table:style-name="Tabela1.1"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D1" office:value-type="string">
            <text:p text:style-name="P15"/>
          </table:table-cell>
        </table:table-row>
      </table:table>
      <text:p text:style-name="P4"/>
      <text:p text:style-name="P1">Índice Analítico</text:p>
      <text:section text:style-name="Sect1" text:name="Sect1">
        <text:p text:style-name="Contents_20_1">1. Introdução<text:tab/>3</text:p>
        <text:p text:style-name="P16">1.1 Finalidade<text:tab/>3</text:p>
        <text:p text:style-name="P16">1.2 Escopo<text:tab/>3</text:p>
        <text:p text:style-name="P16">1.3 Definições, Acrônimos e Abreviações<text:tab/>3</text:p>
        <text:p text:style-name="P16">1.4 Referências<text:tab/>4</text:p>
        <text:p text:style-name="P16">1.5 Visão Geral<text:tab/>4</text:p>
        <text:p text:style-name="Contents_20_1">2. Representação Arquitetural <text:tab/>4</text:p>
        <text:p text:style-name="P18">3. Metas e Restrições da Arquitetura <text:tab/>4</text:p>
        <text:p text:style-name="P18">4. Visão Lógica <text:tab/>4</text:p>
        <text:p text:style-name="P17">4.1 Visão Geral<text:tab/>4</text:p>
        <text:p text:style-name="P17">4.2 Pacotes Significativos<text:tab/>5</text:p>
        <text:p text:style-name="P18">5. Visão de Processos <text:tab/>5</text:p>
        <text:p text:style-name="P18">6. Visão da Implementação <text:tab/>5</text:p>
        <text:p text:style-name="P17">6.1 Visão Geral<text:tab/>5</text:p>
        <text:p text:style-name="P17">6.2 Estrutura da Divisão em Camadas<text:tab/>5</text:p>
        <text:p text:style-name="P17">6.3 Padrões de Projeto e Frameworks<text:tab/>6</text:p>
        <text:p text:style-name="P18">7. Visão de Casos de Uso<text:tab/>6</text:p>
        <text:p text:style-name="P18">8. Qualidade e Padrões<text:tab/>7</text:p>
        <text:p text:style-name="P18">9. Decisões Arquiteturais <text:tab/>7</text:p>
      </text:section>
      <text:p text:style-name="P41"><text:span text:style-name="Default_20_Paragraph_20_Font"><text:span text:style-name="T1"><text:title>Documento de Arquitetura de Software</text:title></text:span></text:span></text:p>
      <text:p text:style-name="P6"/>
      <text:h text:style-name="Heading_20_1" text:outline-level="1">Introdução</text:h>
      <text:p text:style-name="InfoBlue"/>
      <text:h text:style-name="Heading_20_2" text:outline-level="2">Finalidade</text:h>
      <text:p text:style-name="P5"><text:tab/></text:p>
      <text:p text:style-name="P19">Este documento oferece uma visão arquitetural do Sistema de Vendas e Reserva de Ingressos (SVRI). Nele, os frameworks que serão utilizados e padrões arquiteturais previstos são descritos, para realizar a implementação dos requisitos funcionais e casos de uso e atingir os atributos de qualidade.</text:p>
      <text:p text:style-name="P19"/>
      <text:h text:style-name="Heading_20_2" text:outline-level="2">Escopo</text:h>
      <text:p text:style-name="Standard"/>
      <text:p text:style-name="P19">Este documento influencia o diagrama de classes para o SVRI, além das técnicas de programação, criação de classes e padrões de codificação que precisam atingir os requisitos não funcionais explicitados aqui. Além de estar relacionado com as decisões arquiteturais.</text:p>
      <text:p text:style-name="P19"/>
      <text:p text:style-name="P19">Este documento também influencia ao se fazer a análise para um relato de problema ou solicitação de mudança, após uma baseline.</text:p>
      <text:p text:style-name="P20"/>
      <text:h text:style-name="Heading_20_2" text:outline-level="2">Definições, Acrônimos e Abreviações</text:h>
      <text:p text:style-name="P5"><text:tab/></text:p>
      <text:p text:style-name="P19">Padrões de Projeto – Padrões a nivel de componentes, utilizados para solucionar problemas recorrentes de design detalhado de software.</text:p>
      <text:p text:style-name="P19">Servlets – Tecnologia para geração de páginas web dinâmicas com Java, estabelecendo uma interface com o cliente estilo requisição-resposta, recebendo os dados das JSPs e retornando respostas dinâmicas segundo um processamento.</text:p>
      <text:p text:style-name="P19">JPA – API de persistência do Java.</text:p>
      <text:p text:style-name="P19">MySQL – SGBD que utiliza a linguagem SQL.</text:p>
      <text:p text:style-name="P19">DAO – Data Access Object, objeto utilizado para acessar a parte de dados persistidos em um Banco de Dados.</text:p>
      <text:p text:style-name="P39"><text:span text:style-name="T13">Injeção de Dependências – <text:s/>Significa delegar dependências, de forma que uma classe apenas informa que possui essas dependências e passa a resolução delas para uma unidade responsável (um framework por exemplo). </text:span></text:p>
      <text:p text:style-name="P19">JavaBeans – Classes Entidades, que normalmenterepresentam uma entidade real e possuem apenas atributos e métodos getters and setters.</text:p>
      <text:p text:style-name="P19">Hibernate/Hibernate Session<text:span text:style-name="T12">s</text:span>– Hibernate é um Framework para persistência e mapeamento objeto-relacional. Hibernate Sessions são usadas para realizar as transações no Banco de Dados gerado pelo Hibernate, de modo que <text:span text:style-name="T12">toda vez que um conjunto de interações com o banco de dados for prevista, uma Session deve ser instanciada</text:span>.</text:p>
      <text:p text:style-name="P38"><text:span text:style-name="T12">EntityManager – Usada para realizar as operações dos DAOs no banco de dados, manipulando as entidades do banco.</text:span></text:p>
      <text:p text:style-name="P19">JSTL – Biblioteca padrão de marcação de JSP.</text:p>
      <text:p text:style-name="P19"><text:soft-page-break/>JSP – Tecnologia para possibilitar conteúdo web dinâmico, utilizando HTML e permitindo a inserção de lógica (e de java).</text:p>
      <text:p text:style-name="P19">Taglibs – Conjunto de tags padrão ustomizáveis para composição de páginas JSP.</text:p>
      <text:p text:style-name="P19">Spring MVC – Framework para servir conteúdo web, injetar dependências, gerenciar transações, através das servlets.</text:p>
      <text:p text:style-name="P20"/>
      <text:h text:style-name="Heading_20_2" text:outline-level="2">Referências</text:h>
      <text:list xml:id="list768192997" text:style-name="WW8Num5">
        <text:list-item>
          <text:p text:style-name="P33">Documento de Especificação de Objetivos e Requisitos (EOR)</text:p>
        </text:list-item>
      </text:list>
      <text:p text:style-name="P7"/>
      <text:h text:style-name="Heading_20_2" text:outline-level="2">Visão Geral</text:h>
      <text:p text:style-name="Standard"/>
      <text:p text:style-name="P19">As seções e sub-seções do Documento de Arquitetura de Software apresentam diferentes visões da arquitetura de acordo com o necessário, além de restrições, a representação geral da arquitetura e a descrição e explicação dos componentes contidos nela.</text:p>
      <text:p text:style-name="P5"><text:tab/></text:p>
      <text:h text:style-name="Heading_20_1" text:outline-level="1">Representação Arquitetural</text:h>
      <text:p text:style-name="P21"/>
      <text:p text:style-name="P24"><text:span text:style-name="Default_20_Paragraph_20_Font"><text:span text:style-name="T3">A modelagem arquitetural segue um esquema de separação em três componentes: Modelo, Visão e Controlador. As visões utilizadas serão </text:span></text:span><text:span text:style-name="Default_20_Paragraph_20_Font"><text:span text:style-name="T5">Visão Lógica, Visão de Implementação, Visão de Casos de Uso e Visão de Processos.</text:span></text:span></text:p>
      <text:p text:style-name="P19"/>
      <text:h text:style-name="Heading_20_1" text:outline-level="1">Metas e Restrições da Arquitetura</text:h>
      <text:p text:style-name="P25"/>
      <text:p text:style-name="P28"><text:span text:style-name="Default_20_Paragraph_20_Font"><text:span text:style-name="T3">Para implementação do software, a </text:span></text:span><text:span text:style-name="Default_20_Paragraph_20_Font"><text:span text:style-name="T6">versão mínima</text:span></text:span><text:span text:style-name="Default_20_Paragraph_20_Font"><text:span text:style-name="T3"> do Java EE a ser utilizada é a versão 6, do apache tomcat é a versão 7, e será preciso usar o framework Hibernate com a JPA, utilizando JSPs e Servlets.</text:span></text:span></text:p>
      <text:p text:style-name="P25"/>
      <text:p text:style-name="P25">Está previsto o uso do sistema para os navegadores moozila firefox e google chrome, utilizando o protocolo HTTP e a porta padrão 80.</text:p>
      <text:p text:style-name="P29"/>
      <text:p text:style-name="P25">Tem-se os seguintes requisitos não funcionais e concerns:</text:p>
      <text:list xml:id="list1634586059" text:style-name="WW8Num6">
        <text:list-item>
          <text:p text:style-name="P35">persistência das senhas dos usuários de forma criptografada;</text:p>
        </text:list-item>
        <text:list-item>
          <text:p text:style-name="P35">Controle de acesso (login) e níveis de usuário;</text:p>
        </text:list-item>
        <text:list-item>
          <text:p text:style-name="P35">Escalabilidade;</text:p>
        </text:list-item>
        <text:list-item>
          <text:p text:style-name="P35">Disponibilidade 24 x 7;</text:p>
        </text:list-item>
        <text:list-item>
          <text:p text:style-name="P35">Portabilidade entre os navegadores mencionados;</text:p>
        </text:list-item>
        <text:list-item>
          <text:p text:style-name="P35">Tratamento de exceções e Javadocs (manutenibilidade);</text:p>
        </text:list-item>
        <text:list-item>
          <text:p text:style-name="P35">Usabilidade;</text:p>
        </text:list-item>
      </text:list>
      <text:p text:style-name="P8"><text:tab/></text:p>
      <text:p text:style-name="P26"/>
      <text:h text:style-name="Heading_20_1" text:outline-level="1">Visão Lógica</text:h>
      <text:h text:style-name="Heading_20_2" text:outline-level="2">Visão Geral</text:h>
      <text:p text:style-name="P8"><text:tab/>A arquitetura é dividida em camadas do MVC, de modo que os pacotes serão <text:soft-page-break/>subdivididos de acordo com os componentes do MVC e suas camadas internas (se possuírem).</text:p>
      <text:p text:style-name="P19"/>
      <text:h text:style-name="Heading_20_2" text:outline-level="2">Pacotes Significativos</text:h>
      <text:p text:style-name="Standard"><text:span text:style-name="Default_20_Paragraph_20_Font"><text:span text:style-name="T1"><text:tab/></text:span></text:span><text:span text:style-name="Default_20_Paragraph_20_Font"><text:span text:style-name="T3">Os pacotes significativos do software são os abaixo:</text:span></text:span></text:p>
      <text:p text:style-name="P8"/>
      <text:p text:style-name="P8"><text:tab/>views – O pacote destinado às classes de apresentação JSP, contido dentro de um diretório WebContent. Neste pacote estarão as classes que irão ser servidas para o usuário.</text:p>
      <text:p text:style-name="P8"><text:tab/>lib – Pacote contendo as dependências (bibliotecas necessárias) do projeto, contendo bibliotecas para o Spring, para o Hibernate, JSP, Servlets.</text:p>
      <text:p text:style-name="P8"><text:tab/>controller – Pacote com as classes para tratamento das requisições via HTTP.</text:p>
      <text:p text:style-name="P8"><text:tab/>model – Pacote que será subdividido em outros dois pacotes, para contemplar as classes de acesso à dados (pacote dao, contendo classes DAO e classes beans) e as classes de implementação das funcionalidades (requisitos funcionais), no pacote de negocio.</text:p>
      <text:p text:style-name="P8"><text:tab/><text:tab/></text:p>
      <text:p text:style-name="P30"/>
      <text:h text:style-name="Heading_20_1" text:outline-level="1">Visão de Processos</text:h>
      <text:p text:style-name="P27">A arquitetura lida com o concern de concorrência através da implementação de Servlets, de modo que cada requisição HTTP vinda do navegador do usuário é tratada por uma thread, isto é, quando uma nova requisição ao Servlet é feita, uma nova thread é criada.</text:p>
      <text:p text:style-name="P27"/>
      <text:p text:style-name="P27">É importante notar que, apesar do tratamento do conteiner de Servlets, é preciso pensar em concorrência dentro do Servlet, de modo que variáveis estáticas e de membro devem ter uma atenção na manipulação, pois são críticas (o acesso é compartilhado com outras threads). A figura 1 ilustra as regras para concorrência em threads. Em vermelho, significa que deve-se levar em consideração. O acesso às JSPs também deve ser levado em conta, de modo que o bloco de código que acessa os recursos, passíveis de concorrência da interface de usuário, precisa ser sincronizado (protegido para acesso por threads).</text:p>
      <text:p text:style-name="P27">O acesso aos dados persistidos via Hibernate serão controlados pela <text:span text:style-name="T12">EntityFactory e essa por sua vez será controlada pelo Spring Framework através da Injeção de Dependência (DI), portanto sendo thread-safe. Será adotada a configuração por padrão do Spring que </text:span><text:span text:style-name="T13">a instanciação das EntityFactory será feita por </text:span><text:span text:style-name="T14">requisição</text:span><text:span text:style-name="T13">, isto é, para cada thread a instância de EntityFactory será utilizada sem problemas de concorrência.</text:span></text:p>
      <text:p text:style-name="P27"/>
      <text:p text:style-name="P31"><text:span text:style-name="Default_20_Paragraph_20_Font"><text:span text:style-name="T4"><draw:frame draw:style-name="fr1" draw:name="figuras1" text:anchor-type="as-char" svg:y="0in" svg:width="3.161in" style:rel-width="scale" svg:height="2.2075in" style:rel-height="scale" draw:z-index="0"><draw:image xlink:href="http://tutorials.jenkov.com/images/java-servlets/servlet-concurrency.png" xlink:type="simple" xlink:show="embed" xlink:actuate="onLoad"/></draw:frame></text:span></text:span></text:p>
      <text:p text:style-name="P27">Figura 1. regras de concorrência para implementação das servlets.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h text:style-name="Heading_20_1" text:outline-level="1">Visão da Implementação</text:h>
      <text:p text:style-name="P8"><text:tab/>A arquitetura será implementada seguindo a estrutura dos três componentes do estilo arquitetural Model-View-Controller. Para cada uma, temos:</text:p>
      <text:p text:style-name="P8"/>
      <text:p text:style-name="P8"><text:tab/>Modelo – Componente responsável por lidar com os dados/persistência no sistema na camada de acesso à dados, e responsável por implementar o negócio na camada de serviço.</text:p>
      <text:p text:style-name="P8"><text:tab/>Visão – Implementa a parte de apresentação das páginas web para o usuário e também funciona como meio de entrada dos dados do usuário (dados digitados pelo usuário).</text:p>
      <text:p text:style-name="P8"><text:tab/>Controlador – Implementa o recebimento e resposta das requisições HTTP por servlets, e estabelece comunicação entre os componentes de Modelo (com a camada de serviço) e o Visão.</text:p>
      <text:h text:style-name="Heading_20_2" text:outline-level="2">Visão Geral</text:h>
      <text:p text:style-name="InfoBlue"><text:span text:style-name="Default_20_Paragraph_20_Font"><text:span text:style-name="T8">O link para o modelo geral da arquitetura está disponível </text:span></text:span><text:a xlink:type="simple" xlink:href="https://raw.githubusercontent.com/daniel-oliveiravas/SVRI/master/1-Gerência/1.02-Arquitetura%20de%20Software/Modelo%20Geral%20de%20Arquitetura%20de%20Software%20-%20SVRI.jpg" office:target-frame-name="_top" xlink:show="replace"><text:span text:style-name="Hyperlink"><text:span text:style-name="T7">aqui</text:span></text:span></text:a><text:span text:style-name="Default_20_Paragraph_20_Font"><text:span text:style-name="T8">.</text:span></text:span></text:p>
      <text:h text:style-name="Heading_20_2" text:outline-level="2">Estrutura da Divisão em Componentes</text:h>
      <text:p text:style-name="P5"><text:tab/></text:p>
      <text:p text:style-name="Standard"><text:span text:style-name="Default_20_Paragraph_20_Font"><text:span text:style-name="T1"><text:tab/></text:span></text:span><text:span text:style-name="Default_20_Paragraph_20_Font"><text:span text:style-name="T5">Modelo</text:span></text:span></text:p>
      <text:p text:style-name="Standard"><text:span text:style-name="Default_20_Paragraph_20_Font"><text:span text:style-name="T5"><text:tab/></text:span></text:span><text:span text:style-name="Default_20_Paragraph_20_Font"><text:span text:style-name="T3">Para as classes de acesso à dados (DAO), o nome da classe deve seguir um padrão de nomenclatura &lt;nome_da_classe&gt;DAO.java. As classes JavaBeans, na camada de acesso à</text:span></text:span><text:span text:style-name="Default_20_Paragraph_20_Font"><text:span text:style-name="T3"> dados, devem possuir a nomenclatura simples de classes entidades (por exemplo, entidade banco, banco.java, entidade filme, filme.java).</text:span></text:span></text:p>
      <text:p text:style-name="P8"/>
      <text:p text:style-name="P8"><text:tab/>Para as classes de negócio contidas na camada de serviço, a nomenclatura deverá ser o nome da funcionalidade. A separação em pacotes dentro do pacote de serviço deve ser feita caso um conjunto de classes para implementar uma funcionalidade seja extenso e necessário, de modo que os subpacotes criados conterão as classes de negócio necessárias para implementar a funcionalidade, e devem seguir o padrão de nomenclatura no qual o nome do pacote corresponde à funcionalidade.</text:p>
      <text:p text:style-name="P8"/>
      <text:p text:style-name="P9"><text:tab/>Visão</text:p>
      <text:p text:style-name="Standard"><text:span text:style-name="Default_20_Paragraph_20_Font"><text:span text:style-name="T5"><text:tab/></text:span></text:span><text:span text:style-name="Default_20_Paragraph_20_Font"><text:span text:style-name="T3">No componente visão, as páginas JSP ficaram contidas no pacote views, enquanto que as classes de de recursos para apresentação (css, javascript, </text:span></text:span><text:span text:style-name="Default_20_Paragraph_20_Font"><text:span text:style-name="T3">imagens) ficaram contidas em um diretório resources para serem utilizadas nas JSPs.</text:span></text:span></text:p>
      <text:p text:style-name="P9"/>
      <text:p text:style-name="P9"><text:tab/>Controlador</text:p>
      <text:p text:style-name="Standard"><text:span text:style-name="Default_20_Paragraph_20_Font"><text:span text:style-name="T2"><text:tab/></text:span></text:span><text:span text:style-name="Default_20_Paragraph_20_Font"><text:span text:style-name="T3">No componente controlador, as classes de controle que implementarão os Servlets deverão seguir um padrão de nomenclatura, como o seguinte: &lt;nome_do_sistema&gt;C</text:span></text:span><text:span text:style-name="Default_20_Paragraph_20_Font"><text:span text:style-name="T3">ontroller.java</text:span></text:span></text:p>
      <text:p text:style-name="P8"><text:tab/>Na medida que a implementação de uma classe controladora do sistema fique muito extensa, a subdivisão em várias classes de controle pode ser feita, de modo que o padrão de <text:soft-page-break/>nomenclatura deve ser o seguinte:</text:p>
      <text:p text:style-name="P8">&lt;ação&gt;Controller.java</text:p>
      <text:p text:style-name="P32"/>
      <text:h text:style-name="Heading_20_2" text:outline-level="2">Padrões de Projeto e Frameworks</text:h>
      <text:p text:style-name="P8">Os seguintes padrões de projeto serão utilizados:</text:p>
      <text:p text:style-name="P8"/>
      <text:p text:style-name="P8">Factory – Nos servlets ao criar os DAO (classes que instanciarão os JavaBeans)</text:p>
      <text:p text:style-name="P8">Strategy – Para implementar as formas de pagamento (via PayPal ou via outras formas)</text:p>
      <text:p text:style-name="P36"><text:span text:style-name="T13">Injeção de dependência (DI) - <text:s/>Através do Spring, com as classes DAO e Controller</text:span></text:p>
      <text:p text:style-name="P36"><text:span text:style-name="T13">DAO – Data Access Objects para realizar as operações de persistência</text:span></text:p>
      <text:p text:style-name="P8"/>
      <text:p text:style-name="P8">Os frameworks e APIs que serão utilizados são: Spring MVC, Hibernate, JSTL (JPA), PayPal, Java Servlets, Taglibs.</text:p>
      <text:p text:style-name="P5"/>
      <text:h text:style-name="Heading_20_1" text:outline-level="1">Visão de Casos de Uso</text:h>
      <text:p text:style-name="P21"><text:span text:style-name="Default_20_Paragraph_20_Font"><text:span text:style-name="T1"><text:tab/></text:span></text:span><text:span text:style-name="Default_20_Paragraph_20_Font"><text:span text:style-name="T3">Os casos de uso mais importantes arquiteturalmente falando são os: Compra</text:span></text:span><text:span text:style-name="Default_20_Paragraph_20_Font"><text:span text:style-name="T3">r Ingresso, Manter Cadastro de Sessões, Manter cadastro de Atrações e Visualizar Atrações. O caso de uso de Comprar Ingresso é aquele que envolve a utilização da API do PayPal e é o mais crítico. A representação da visão de casos de uso está disponível na </text:span></text:span><text:span text:style-name="Default_20_Paragraph_20_Font"><text:span text:style-name="T3">seção 3 do EOR </text:span></text:span><text:a xlink:type="simple" xlink:href="https://github.com/daniel-oliveiravas/SVRI/blob/master/2-Projeto/2.01-Requisitos/Documento%20de%20EOR%20-%20SVRI.odt?raw=true" office:target-frame-name="_top" xlink:show="replace"><text:span text:style-name="Hyperlink"><text:span text:style-name="T3">aqui</text:span></text:span></text:a><text:span text:style-name="Default_20_Paragraph_20_Font"><text:span text:style-name="T3">.</text:span></text:span></text:p>
      <text:h text:style-name="Heading_20_1" text:outline-level="1">Qualidade e Padrões</text:h>
      <text:p text:style-name="P22"><text:tab/><text:tab/>A adoção do estilo MVC com Spring concede a arquitetura o atendimento ao baixo acoplamento, e permite que se adote uma medida de usabilidade (permitindo a fácil manipulação da interface de usuário com a separação da parte de apresentação), alta coesão e a reutilização.</text:p>
      <text:p text:style-name="P22"><text:tab/><text:tab/>A divisão em módulos dentro do componente modelo e a implementação usando linguagem Java, foram utilizadas para atingir maior manutenibilidade, dividindo as classes que implementam a lógica de negócio da parte controladora do sistema. Para implementar certo grau de segurança no sistema, será utilizado um sistema de login, que será implementado como uma funcionalidade, provendo o controle de acesso a certas funções do sistema. Para a concorrência, a arquitetura proposta utiliza a implementação de servlets; e para portabilidade, a utilização do navegador web para acesso ao sistema; A previsão de um deployment em um serviço de servidor na nuvem consideram a disponibilidade determinada para o sistema.</text:p>
      <text:p text:style-name="P22"/>
      <text:h text:style-name="Heading_20_1" text:outline-level="1">Decisões Arquiteturais</text:h>
      <text:h text:style-name="Heading_20_2" text:outline-level="2"><text:s/>Decisão01</text:h>
      <text:p text:style-name="P21"><text:span text:style-name="Default_20_Paragraph_20_Font"><text:span text:style-name="T3"><text:tab/></text:span></text:span><text:span text:style-name="Default_20_Paragraph_20_Font"><text:span text:style-name="T3"><text:tab/></text:span></text:span><text:span text:style-name="Default_20_Paragraph_20_Font"><text:span text:style-name="T9">Descrição: </text:span></text:span><text:span text:style-name="Default_20_Paragraph_20_Font"><text:span text:style-name="T10">A arquitetura será dividida em três componentes, modelo, visão e </text:span></text:span><text:span text:style-name="Default_20_Paragraph_20_Font"><text:span text:style-name="T10">controlador. A visão se comunica apenas com o controlador e o modelo se comunica apenas com o controlador. O controlador se comunica com a visão e com a camada de serviço do modelo.</text:span></text:span></text:p>
      <text:p text:style-name="P23"><text:tab/><text:tab/></text:p>
      <text:p text:style-name="P21"><text:span text:style-name="Default_20_Paragraph_20_Font"><text:span text:style-name="T9"><text:tab/></text:span></text:span><text:span text:style-name="Default_20_Paragraph_20_Font"><text:span text:style-name="T9"><text:tab/>Objetivos: </text:span></text:span><text:span text:style-name="Default_20_Paragraph_20_Font"><text:span text:style-name="T10">Diminuir o acoplamento no sistema, separar a parte de apre</text:span></text:span><text:span text:style-name="Default_20_Paragraph_20_Font"><text:span text:style-name="T10">sentação para desenvolver usabilidade, aumentar coesão e consequentemente </text:span></text:span><text:soft-page-break/><text:span text:style-name="Default_20_Paragraph_20_Font"><text:span text:style-name="T10">a manutenibilidade.</text:span></text:span></text:p>
      <text:p text:style-name="P23"/>
      <text:p text:style-name="P21"><text:span text:style-name="Default_20_Paragraph_20_Font"><text:span text:style-name="T9"><text:tab/></text:span></text:span><text:span text:style-name="Default_20_Paragraph_20_Font"><text:span text:style-name="T9"><text:tab/>Motivação: </text:span></text:span><text:span text:style-name="Default_20_Paragraph_20_Font"><text:span text:style-name="T10">Como precisava-se alcançar um certo nível de evolutibilidade, tal organização se fez <text:s/>necessária e mais adequada devido ao ambiente web e interativo</text:span></text:span><text:span text:style-name="Default_20_Paragraph_20_Font"><text:span text:style-name="T10">, de modo que a estruturação possibilitou levar em consideração a usabilidade do sistema.</text:span></text:span></text:p>
      <text:h text:style-name="Heading_20_2" text:outline-level="2"><text:span text:style-name="Default_20_Paragraph_20_Font"><text:span text:style-name="T1"><text:s/></text:span></text:span>Decisão02</text:h>
      <text:p text:style-name="P21"><text:span text:style-name="Default_20_Paragraph_20_Font"><text:span text:style-name="T5"><text:tab/></text:span></text:span><text:span text:style-name="Default_20_Paragraph_20_Font"><text:span text:style-name="T5"><text:tab/></text:span></text:span><text:span text:style-name="Default_20_Paragraph_20_Font"><text:span text:style-name="T9">Descrição: </text:span></text:span><text:span text:style-name="Default_20_Paragraph_20_Font"><text:span text:style-name="T10">O componente modelo será subdividido em duas camadas: camada de serviços e camada de acesso à dados. A camada de acesso à dados será a que rea</text:span></text:span><text:span text:style-name="Default_20_Paragraph_20_Font"><text:span text:style-name="T10">lizará consultas e interações com o banco de dados, e suas classes beans não devem se comunicar entre si (apenas com as classes DAO). A camada de serviços comunica-se com a camada de acesso à dados e com as classes controladoras.</text:span></text:span></text:p>
      <text:p text:style-name="P23"><text:tab/><text:tab/></text:p>
      <text:p text:style-name="P21"><text:span text:style-name="Default_20_Paragraph_20_Font"><text:span text:style-name="T9"><text:tab/></text:span></text:span><text:span text:style-name="Default_20_Paragraph_20_Font"><text:span text:style-name="T9"><text:tab/>Objetivos: </text:span></text:span><text:span text:style-name="Default_20_Paragraph_20_Font"><text:span text:style-name="T10">Diminuir o</text:span></text:span><text:span text:style-name="Default_20_Paragraph_20_Font"><text:span text:style-name="T10"> acoplamento no sistema, reduzir a complexidade e acúmulo de código no componente controlador, e aumentar a coesão.</text:span></text:span></text:p>
      <text:p text:style-name="P23"/>
      <text:p text:style-name="P21"><text:span text:style-name="Default_20_Paragraph_20_Font"><text:span text:style-name="T9"><text:tab/></text:span></text:span><text:span text:style-name="Default_20_Paragraph_20_Font"><text:span text:style-name="T9"><text:tab/>Motivação: </text:span></text:span><text:span text:style-name="Default_20_Paragraph_20_Font"><text:span text:style-name="T11">Como precisava-se reduzir o esforço em manutenção do sistema, a divisão em módulos concede uma melhor organização de código e </text:span></text:span><text:span text:style-name="Default_20_Paragraph_20_Font"><text:span text:style-name="T11">uma maior legibilidade dele, pois agrupa as partes semelhantes e isola-as dos módulos do sistema nos quais não precisam se comunicar.</text:span></text:span></text:p>
      <text:h text:style-name="Heading_20_2" text:outline-level="2"><text:span text:style-name="Default_20_Paragraph_20_Font"><text:span text:style-name="T1"><text:s/></text:span></text:span>Decisão 03</text:h>
      <text:p text:style-name="P21"><text:span text:style-name="Default_20_Paragraph_20_Font"><text:span text:style-name="T9"><text:tab/></text:span></text:span><text:span text:style-name="Default_20_Paragraph_20_Font"><text:span text:style-name="T9"><text:tab/>Descrição: </text:span></text:span><text:span text:style-name="Default_20_Paragraph_20_Font"><text:span text:style-name="T10">A disponibilização do sistema será feita via navegador web, utilizando o paradigma cliente-servid</text:span></text:span><text:span text:style-name="Default_20_Paragraph_20_Font"><text:span text:style-name="T10">or para o servidor web contendo o software e o cliente navegador acessando-o.</text:span></text:span></text:p>
      <text:p text:style-name="P23"><text:tab/><text:tab/></text:p>
      <text:p text:style-name="P21"><text:span text:style-name="Default_20_Paragraph_20_Font"><text:span text:style-name="T9"><text:tab/></text:span></text:span><text:span text:style-name="Default_20_Paragraph_20_Font"><text:span text:style-name="T9"><text:tab/>Objetivos: </text:span></text:span><text:span text:style-name="Default_20_Paragraph_20_Font"><text:span text:style-name="T10">Aumentar a segurança do sistema, provendo um único ponto de acesso. Facilitar a manutenção, visto que o usuário não será muito afetado caso uma mudança no servido</text:span></text:span><text:span text:style-name="Default_20_Paragraph_20_Font"><text:span text:style-name="T10">r seja feita. Prover fácil acesso ao sistema e contemplar um número maior de usuários e plataformas.</text:span></text:span></text:p>
      <text:p text:style-name="P23"/>
      <text:p text:style-name="P21"><text:span text:style-name="Default_20_Paragraph_20_Font"><text:span text:style-name="T9"><text:tab/></text:span></text:span><text:span text:style-name="Default_20_Paragraph_20_Font"><text:span text:style-name="T9"><text:tab/>Motivação: </text:span></text:span><text:span text:style-name="Default_20_Paragraph_20_Font"><text:span text:style-name="T11">Pensou-se na melhor maneira de prover disponibilidade e facilidade de acessar o sistema, de maneira que o usuário seja pouco impactado na imp</text:span></text:span><text:span text:style-name="Default_20_Paragraph_20_Font"><text:span text:style-name="T11">lantação e manutenção do sistema, além de prover portabilidad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, 'Arial Unicode M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hyphenation-ladder-count="no-limit" style:text-autospace="none"/>
      <style:text-properties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contextual-spacing="false" fo:keep-together="always" fo:hyphenation-ladder-count="no-limit" fo:text-indent="0in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style:contextual-spacing="false" fo:hyphenation-ladder-count="no-limit" fo:keep-with-next="always"/>
      <style:text-properties style:font-name="Arial" fo:font-size="12pt" fo:font-weight="bold" style:font-size-asian="12pt" style:font-weight-asian="bold" style:font-name-complex="Arial" style:font-size-complex="12pt" style:font-weight-complex="bold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style:font-size-complex="10pt" style:font-weight-complex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 fo:hyphenation-ladder-count="no-limit"/>
      <style:text-properties fo:font-size="11pt" style:font-size-asian="11pt" style:font-size-complex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 fo:hyphenation-ladder-count="no-limit"/>
      <style:text-properties fo:font-size="11pt" fo:font-style="italic" style:font-size-asian="11pt" style:font-style-asian="italic" style:font-size-complex="11pt" style:font-style-complex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 fo:hyphenation-ladder-count="no-limi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hyphenation-ladder-count="no-limit" fo:keep-with-next="always"/>
      <style:text-properties style:font-name="Arial" fo:font-size="14pt" style:font-name-asian="Lucida Sans Unicode" style:font-size-asian="14pt" style:font-name-complex="Tahoma" style:font-size-complex="14pt" fo:hyphenate="false"/>
    </style:style>
    <style:style style:name="Legenda1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/>
    </style:style>
    <style:style style:name="Paragraph2" style:family="paragraph" style:parent-style-name="Standard">
      <style:paragraph-properties fo:margin="100%" fo:margin-left="0.5in" fo:margin-right="0in" fo:margin-top="0.0555in" fo:margin-bottom="0in" style:contextual-spacing="false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/>
    </style:style>
    <style:style style:name="WW-Título" style:family="paragraph" style:parent-style-name="Standard" style:next-style-name="Standard">
      <style:paragraph-properties fo:line-height="100%" fo:text-align="center" style:justify-single-word="false" fo:hyphenation-ladder-count="no-limit"/>
      <style:text-properties style:font-name="Arial" fo:font-size="18pt" fo:font-weight="bold" style:font-size-asian="18pt" style:font-weight-asian="bold" style:font-name-complex="Arial" style:font-size-complex="18pt" style:font-weight-complex="bold" fo:hyphenate="false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style:font-name-complex="Arial" style:font-size-complex="18pt" style:font-style-complex="italic" fo:hyphenate="false"/>
    </style:style>
    <style:style style:name="Normal_20_Indent" style:display-name="Normal Indent" style:family="paragraph" style:parent-style-name="Standard">
      <style:paragraph-properties fo:margin="100%" fo:margin-left="0.6252in" fo:margin-right="0in" fo:hyphenation-ladder-count="no-limit" fo:text-indent="-0.6252in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style:contextual-spacing="false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hyphenation-ladder-count="no-limit" fo:text-indent="0in" style:auto-text-indent="false">
        <style:tab-stops>
          <style:tab-stop style:position="9.2in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in" fo:margin-right="0in" fo:hyphenation-ladder-count="no-limit" fo:text-indent="0in" style:auto-text-indent="false">
        <style:tab-stops>
          <style:tab-stop style:position="6.4in"/>
          <style:tab-stop style:position="11.9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Bullet1" style:family="paragraph" style:parent-style-name="Standard" style:list-style-name="WW8Num3">
      <style:paragraph-properties fo:hyphenation-ladder-count="no-limit"/>
      <style:text-properties fo:hyphenate="false"/>
    </style:style>
    <style:style style:name="Bullet2" style:family="paragraph" style:parent-style-name="Standard" style:list-style-name="WW8Num4">
      <style:paragraph-properties fo:hyphenation-ladder-count="no-limit"/>
      <style:text-properties fo:color="#000080" fo:hyphenate="false"/>
    </style:style>
    <style:style style:name="Tabletext" style:family="paragraph" style:parent-style-name="Standard">
      <style:paragraph-properties fo:margin-top="0in" fo:margin-bottom="0.0835in" style:contextual-spacing="false" fo:keep-together="always" fo:hyphenation-ladder-count="no-limit"/>
      <style:text-properties fo:hyphenate="false"/>
    </style:style>
    <style:style style:name="Document_20_Map" style:display-name="Document Map" style:family="paragraph" style:parent-style-name="Standard">
      <style:paragraph-properties fo:hyphenation-ladder-count="no-limit" fo:background-color="#000080">
        <style:background-image/>
      </style:paragraph-properties>
      <style:text-properties fo:hyphenate="false"/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style:contextual-spacing="false" fo:keep-together="always" fo:hyphenation-ladder-count="no-limit" fo:text-indent="-0.25in" style:auto-text-indent="false" fo:keep-with-next="always">
        <style:tab-stops/>
      </style:paragraph-properties>
      <style:text-properties fo:font-size="8pt" style:font-size-asian="8pt" style:font-size-complex="8pt" fo:hyphenate="false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 fo:hyphenation-ladder-count="no-limit"/>
      <style:text-properties style:font-name="Arial" fo:font-size="16pt" fo:font-weight="bold" style:font-size-asian="16pt" style:font-weight-asian="bold" style:font-name-complex="Arial" style:font-size-complex="16pt" style:font-weight-complex="bold" fo:hyphenate="false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 fo:hyphenation-ladder-count="no-limit"/>
      <style:text-properties fo:hyphenate="false"/>
    </style:style>
    <style:style style:name="Paragraph3" style:family="paragraph" style:parent-style-name="Standard">
      <style:paragraph-properties fo:margin="100%" fo:margin-left="1.0626in" fo:margin-right="0in" fo:margin-top="0.0555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Paragraph4" style:family="paragraph" style:parent-style-name="Standard">
      <style:paragraph-properties fo:margin="100%" fo:margin-left="1.5626in" fo:margin-right="0in" fo:margin-top="0.0555in" fo:margin-bottom="0in" style:contextual-spacing="false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_20_body_20_indent" style:display-name="Text body indent" style:family="paragraph" style:parent-style-name="Standard" style:class="text">
      <style:paragraph-properties fo:margin="100%" fo:margin-left="0.5in" fo:margin-right="0in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 fo:hyphenation-ladder-count="no-limit"/>
      <style:text-properties fo:hyphenate="false"/>
    </style:style>
    <style:style style:name="Bullet" style:family="paragraph" style:parent-style-name="Standard">
      <style:paragraph-properties fo:margin="100%" fo:margin-left="0.5in" fo:margin-right="0.25in" fo:margin-top="0.0835in" fo:margin-bottom="0in" style:contextual-spacing="false" fo:line-height="100%" fo:text-align="justify" style:justify-single-word="false" fo:orphans="2" fo:widows="2" fo:hyphenation-ladder-count="no-limit" fo:text-indent="0in" style:auto-text-indent="false">
        <style:tab-stops>
          <style:tab-stop style:position="5in"/>
        </style:tab-stops>
      </style:paragraph-properties>
      <style:text-properties fo:hyphenate="false"/>
    </style:style>
    <style:style style:name="InfoBlue" style:family="paragraph" style:parent-style-name="Standard" style:next-style-name="Text_20_body">
      <style:paragraph-properties fo:margin="100%" fo:margin-left="0.5in" fo:margin-right="0in" fo:margin-top="0in" fo:margin-bottom="0.0835in" style:contextual-spacing="false" fo:hyphenation-ladder-count="no-limit" fo:text-indent="0in" style:auto-text-indent="false">
        <style:tab-stops/>
      </style:paragraph-properties>
      <style:text-properties fo:color="#0000ff" fo:font-style="italic" style:font-style-asian="italic" style:font-style-complex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ítulo_20_da_20_tabela" style:display-name="Título da tabela" style:family="paragraph" style:parent-style-name="Table_20_Contents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Entrada_20_de_20_índice_20_10" style:display-name="Entrada de índice 10" style:family="paragraph" style:parent-style-name="Index">
      <style:paragraph-properties fo:margin="100%" fo:margin-left="1.7689in" fo:margin-right="0in" fo:hyphenation-ladder-count="no-limit" fo:text-indent="0in" style:auto-text-indent="false">
        <style:tab-stops>
          <style:tab-stop style:position="20.2311in" style:type="right" style:leader-style="dotted" style:leader-text="."/>
        </style:tab-stops>
      </style:paragraph-properties>
      <style:text-properties fo:hyphenate="false"/>
    </style:style>
    <style:style style:name="Heading_20_10" style:display-name="Heading 10" style:family="paragraph" style:parent-style-name="Capítulo" style:next-style-name="Text_20_body" style:list-style-name="WW8Num2" style:class="text">
      <style:paragraph-properties fo:hyphenation-ladder-count="no-limit"/>
      <style:text-properties fo:font-size="10.5pt" fo:font-weight="bold" style:font-size-asian="10.5pt" style:font-weight-asian="bold" style:font-size-complex="10.5pt" style:font-weight-complex="bold" fo:hyphenate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="100%" fo:margin-left="1.7689in" fo:margin-right="0in" fo:hyphenation-ladder-count="no-limit" fo:text-indent="0in" style:auto-text-indent="false">
        <style:tab-stops>
          <style:tab-stop style:position="4.9244in" style:type="right" style:leader-style="dotted" style:leader-text=".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language="pt" fo:country="BR" style:font-name-complex="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fo:font-size="12pt" fo:language="pt" fo:country="BR" style:font-size-asian="12pt" style:font-name-complex="Symbol" style:font-size-complex="12pt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fo:font-size="12pt" fo:language="pt" fo:country="BR" style:font-size-asian="12pt" style:font-name-complex="Symbol" style:font-size-complex="12pt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fo:font-size="12pt" fo:language="pt" fo:country="BR" style:font-size-asian="12pt" style:font-name-complex="Symbol" style:font-size-complex="12pt"/>
    </style:style>
    <style:style style:name="WW8Num9z1" style:family="text">
      <style:text-properties style:font-name="OpenSymbol" style:font-name-complex="Open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65%"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w4winNone" style:family="text" style:parent-style-name="Default_20_Paragraph_20_Font"/>
    <style:style style:name="tw4winExternal" style:family="text" style:parent-style-name="Default_20_Paragraph_20_Font">
      <style:text-properties fo:color="#808080" style:font-name="Courier New" style:font-name-complex="Courier New"/>
    </style:style>
    <style:style style:name="tw4winInternal" style:family="text" style:parent-style-name="Default_20_Paragraph_20_Font">
      <style:text-properties fo:color="#ff0000" style:font-name="Courier New" style:font-name-complex="Courier New"/>
    </style:style>
    <style:style style:name="tw4winMark" style:family="text">
      <style:text-properties fo:color="#800080" style:text-position="sub 67%" style:font-name="Courier New" fo:font-size="12pt" style:font-size-asian="12pt" style:font-name-complex="Courier New" style:font-size-complex="12pt" text:display="none"/>
    </style:style>
    <style:style style:name="tw4winError" style:family="text">
      <style:text-properties fo:color="#00ff00" style:font-name="Courier New" fo:font-size="20pt" style:font-size-asian="20pt" style:font-name-complex="Courier New" style:font-size-complex="20pt"/>
    </style:style>
    <style:style style:name="tw4winTerm" style:family="text">
      <style:text-properties fo:color="#0000ff"/>
    </style:style>
    <style:style style:name="tw4winPopup" style:family="text">
      <style:text-properties fo:color="#008000" style:font-name="Courier New" style:font-name-complex="Courier New"/>
    </style:style>
    <style:style style:name="tw4winJump" style:family="text">
      <style:text-properties fo:color="#008080" style:font-name="Courier New" style:font-name-complex="Courier New"/>
    </style:style>
    <style:style style:name="DO_5f_NOT_5f_TRANSLATE" style:display-name="DO_NOT_TRANSLATE" style:family="text">
      <style:text-properties fo:color="#800000" style:font-name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6LVL1" style:display-name="WW_CharLFO6LVL1" style:family="text">
      <style:text-properties style:font-name="Symbol" style:font-name-complex="Symbol"/>
    </style:style>
    <style:style style:name="WW_5f_CharLFO7LVL1" style:display-name="WW_CharLFO7LVL1" style:family="text">
      <style:text-properties style:font-name="Symbol" style:font-name-complex="Symbol"/>
    </style:style>
    <style:style style:name="WW_5f_CharLFO7LVL2" style:display-name="WW_CharLFO7LVL2" style:family="text">
      <style:text-properties style:font-name="OpenSymbol" style:font-name-complex="OpenSymbol"/>
    </style:style>
    <style:style style:name="WW_5f_CharLFO8LVL1" style:display-name="WW_CharLFO8LVL1" style:family="text">
      <style:text-properties style:font-name="Symbol" fo:language="pt" fo:country="BR" style:font-name-complex="Symbol"/>
    </style:style>
    <style:style style:name="WW_5f_CharLFO8LVL2" style:display-name="WW_CharLFO8LVL2" style:family="text">
      <style:text-properties style:font-name="OpenSymbol" style:font-name-complex="OpenSymbol"/>
    </style:style>
    <style:style style:name="WW_5f_CharLFO8LVL3" style:display-name="WW_CharLFO8LVL3" style:family="text">
      <style:text-properties style:font-name="OpenSymbol" style:font-name-complex="OpenSymbol"/>
    </style:style>
    <style:style style:name="WW_5f_CharLFO8LVL4" style:display-name="WW_CharLFO8LVL4" style:family="text">
      <style:text-properties style:font-name="Symbol" fo:language="pt" fo:country="BR" style:font-name-complex="Symbol"/>
    </style:style>
    <style:style style:name="WW_5f_CharLFO8LVL5" style:display-name="WW_CharLFO8LVL5" style:family="text">
      <style:text-properties style:font-name="OpenSymbol" style:font-name-complex="OpenSymbol"/>
    </style:style>
    <style:style style:name="WW_5f_CharLFO8LVL6" style:display-name="WW_CharLFO8LVL6" style:family="text">
      <style:text-properties style:font-name="OpenSymbol" style:font-name-complex="OpenSymbol"/>
    </style:style>
    <style:style style:name="WW_5f_CharLFO8LVL7" style:display-name="WW_CharLFO8LVL7" style:family="text">
      <style:text-properties style:font-name="Symbol" fo:language="pt" fo:country="BR" style:font-name-complex="Symbol"/>
    </style:style>
    <style:style style:name="WW_5f_CharLFO8LVL8" style:display-name="WW_CharLFO8LVL8" style:family="text">
      <style:text-properties style:font-name="OpenSymbol" style:font-name-complex="OpenSymbol"/>
    </style:style>
    <style:style style:name="WW_5f_CharLFO8LVL9" style:display-name="WW_CharLFO8LVL9" style:family="text">
      <style:text-properties style:font-name="OpenSymbol" style:font-name-complex="OpenSymbol"/>
    </style:style>
    <style:style style:name="WW_5f_CharLFO9LVL1" style:display-name="WW_CharLFO9LVL1" style:family="text">
      <style:text-properties style:font-name="Symbol" style:font-name-complex="Symbol"/>
    </style:style>
    <style:style style:name="WW_5f_CharLFO9LVL2" style:display-name="WW_CharLFO9LVL2" style:family="text">
      <style:text-properties style:font-name="OpenSymbol" style:font-name-complex="OpenSymbol"/>
    </style:style>
    <style:style style:name="WW_5f_CharLFO9LVL3" style:display-name="WW_CharLFO9LVL3" style:family="text">
      <style:text-properties style:font-name="OpenSymbol" style:font-name-complex="OpenSymbol"/>
    </style:style>
    <style:style style:name="WW_5f_CharLFO9LVL4" style:display-name="WW_CharLFO9LVL4" style:family="text">
      <style:text-properties style:font-name="Symbol" style:font-name-complex="Symbol"/>
    </style:style>
    <style:style style:name="WW_5f_CharLFO9LVL5" style:display-name="WW_CharLFO9LVL5" style:family="text">
      <style:text-properties style:font-name="OpenSymbol" style:font-name-complex="OpenSymbol"/>
    </style:style>
    <style:style style:name="WW_5f_CharLFO9LVL6" style:display-name="WW_CharLFO9LVL6" style:family="text">
      <style:text-properties style:font-name="OpenSymbol" style:font-name-complex="OpenSymbol"/>
    </style:style>
    <style:style style:name="WW_5f_CharLFO9LVL7" style:display-name="WW_CharLFO9LVL7" style:family="text">
      <style:text-properties style:font-name="Symbol" style:font-name-complex="Symbol"/>
    </style:style>
    <style:style style:name="WW_5f_CharLFO9LVL8" style:display-name="WW_CharLFO9LVL8" style:family="text">
      <style:text-properties style:font-name="OpenSymbol" style:font-name-complex="OpenSymbol"/>
    </style:style>
    <style:style style:name="WW_5f_CharLFO9LVL9" style:display-name="WW_CharLFO9LVL9" style:family="text">
      <style:text-properties style:font-name="OpenSymbol" style:font-name-complex="OpenSymbol"/>
    </style:style>
    <style:style style:name="WW_5f_CharLFO10LVL1" style:display-name="WW_CharLFO10LVL1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0LVL2" style:display-name="WW_CharLFO10LVL2" style:family="text">
      <style:text-properties style:font-name="OpenSymbol" style:font-name-complex="OpenSymbol"/>
    </style:style>
    <style:style style:name="WW_5f_CharLFO10LVL3" style:display-name="WW_CharLFO10LVL3" style:family="text">
      <style:text-properties style:font-name="OpenSymbol" style:font-name-complex="OpenSymbol"/>
    </style:style>
    <style:style style:name="WW_5f_CharLFO10LVL4" style:display-name="WW_CharLFO10LVL4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0LVL5" style:display-name="WW_CharLFO10LVL5" style:family="text">
      <style:text-properties style:font-name="OpenSymbol" style:font-name-complex="OpenSymbol"/>
    </style:style>
    <style:style style:name="WW_5f_CharLFO10LVL6" style:display-name="WW_CharLFO10LVL6" style:family="text">
      <style:text-properties style:font-name="OpenSymbol" style:font-name-complex="OpenSymbol"/>
    </style:style>
    <style:style style:name="WW_5f_CharLFO10LVL7" style:display-name="WW_CharLFO10LVL7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0LVL8" style:display-name="WW_CharLFO10LVL8" style:family="text">
      <style:text-properties style:font-name="OpenSymbol" style:font-name-complex="OpenSymbol"/>
    </style:style>
    <style:style style:name="WW_5f_CharLFO10LVL9" style:display-name="WW_CharLFO10LVL9" style:family="text">
      <style:text-properties style:font-name="OpenSymbol" style:font-name-complex="OpenSymbol"/>
    </style:style>
    <style:style style:name="WW_5f_CharLFO11LVL1" style:display-name="WW_CharLFO11LVL1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1LVL2" style:display-name="WW_CharLFO11LVL2" style:family="text">
      <style:text-properties style:font-name="OpenSymbol" style:font-name-complex="OpenSymbol"/>
    </style:style>
    <style:style style:name="WW_5f_CharLFO11LVL3" style:display-name="WW_CharLFO11LVL3" style:family="text">
      <style:text-properties style:font-name="OpenSymbol" style:font-name-complex="OpenSymbol"/>
    </style:style>
    <style:style style:name="WW_5f_CharLFO11LVL4" style:display-name="WW_CharLFO11LVL4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1LVL5" style:display-name="WW_CharLFO11LVL5" style:family="text">
      <style:text-properties style:font-name="OpenSymbol" style:font-name-complex="OpenSymbol"/>
    </style:style>
    <style:style style:name="WW_5f_CharLFO11LVL6" style:display-name="WW_CharLFO11LVL6" style:family="text">
      <style:text-properties style:font-name="OpenSymbol" style:font-name-complex="OpenSymbol"/>
    </style:style>
    <style:style style:name="WW_5f_CharLFO11LVL7" style:display-name="WW_CharLFO11LVL7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1LVL8" style:display-name="WW_CharLFO11LVL8" style:family="text">
      <style:text-properties style:font-name="OpenSymbol" style:font-name-complex="OpenSymbol"/>
    </style:style>
    <style:style style:name="WW_5f_CharLFO11LVL9" style:display-name="WW_CharLFO11LVL9" style:family="text">
      <style:text-properties style:font-name="OpenSymbol" style:font-name-complex="OpenSymbol"/>
    </style:style>
    <style:style style:name="WW_5f_CharLFO12LVL1" style:display-name="WW_CharLFO12LVL1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2LVL2" style:display-name="WW_CharLFO12LVL2" style:family="text">
      <style:text-properties style:font-name="OpenSymbol" style:font-name-complex="OpenSymbol"/>
    </style:style>
    <style:style style:name="WW_5f_CharLFO12LVL3" style:display-name="WW_CharLFO12LVL3" style:family="text">
      <style:text-properties style:font-name="OpenSymbol" style:font-name-complex="OpenSymbol"/>
    </style:style>
    <style:style style:name="WW_5f_CharLFO12LVL4" style:display-name="WW_CharLFO12LVL4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2LVL5" style:display-name="WW_CharLFO12LVL5" style:family="text">
      <style:text-properties style:font-name="OpenSymbol" style:font-name-complex="OpenSymbol"/>
    </style:style>
    <style:style style:name="WW_5f_CharLFO12LVL6" style:display-name="WW_CharLFO12LVL6" style:family="text">
      <style:text-properties style:font-name="OpenSymbol" style:font-name-complex="OpenSymbol"/>
    </style:style>
    <style:style style:name="WW_5f_CharLFO12LVL7" style:display-name="WW_CharLFO12LVL7" style:family="text">
      <style:text-properties style:font-name="Symbol" fo:font-size="12pt" fo:language="pt" fo:country="BR" style:font-size-asian="12pt" style:font-name-complex="Symbol" style:font-size-complex="12pt"/>
    </style:style>
    <style:style style:name="WW_5f_CharLFO12LVL8" style:display-name="WW_CharLFO12LVL8" style:family="text">
      <style:text-properties style:font-name="OpenSymbol" style:font-name-complex="OpenSymbol"/>
    </style:style>
    <style:style style:name="WW_5f_CharLFO12LVL9" style:display-name="WW_CharLFO12LVL9" style:family="text">
      <style:text-properties style:font-name="OpenSymbol" style:font-name-complex="Open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6LVL1" text:bullet-char="←">
        <style:list-level-properties text:list-level-position-and-space-mode="label-alignment">
          <style:list-level-label-alignment text:label-followed-by="listtab" fo:text-indent="-0.3in" fo:margin-left="0.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_5f_CharLFO7LVL1" style:num-format="">
        <style:list-level-properties text:list-level-position-and-space-mode="label-alignment">
          <style:list-level-label-alignment text:label-followed-by="nothing" fo:text-indent="-0.25in" fo:margin-left="0.25in"/>
        </style:list-level-properties>
      </text:list-level-style-number>
      <text:list-level-style-number text:level="2" text:style-name="WW_5f_CharLFO7LVL2" style:num-pre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453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839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839in" fo:margin-left="0in" fo:margin-right="0in" fo:margin-bottom="0in" style:dynamic-spacing="true"/>
      </style:header-style>
      <style:footer-style>
        <style:header-footer-properties fo:min-height="0.48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Standard"/>
      </style:footer>
    </style:master-page>
    <style:master-page style:name="MP2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>Documento de Arquitetura de Software</dc:title>
    <dc:subject>&lt;Nome do Projeto&gt;</dc:subject>
    <meta:initial-creator>Tribunal de Justiça da Paraíba TJPB</meta:initial-creator>
    <dc:creator>lucas21 </dc:creator>
    <meta:creation-date>2009-09-29T11:26:00Z</meta:creation-date>
    <dc:date>2015-05-13T18:46:07</dc:date>
    <meta:editing-cycles>31</meta:editing-cycles>
    <meta:editing-duration>PT9H8M22S</meta:editing-duration>
    <meta:document-statistic meta:table-count="1" meta:image-count="1" meta:object-count="0" meta:page-count="8" meta:paragraph-count="136" meta:word-count="2038" meta:character-count="13015" meta:non-whitespace-character-count="11065"/>
    <meta:user-defined meta:name="Company">&lt;Company Name&gt;</meta:user-defined>
    <meta:user-defined meta:name="Company Name">Objectives</meta:user-defined>
    <meta:user-defined meta:name="Informações 3"/>
    <meta:user-defined meta:name="Informações 4"/>
    <meta:template xlink:type="simple" xlink:actuate="onRequest" xlink:title="" xlink:href="Normal.dotm"/>
  </office:meta>
</office:document-meta>
</file>